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ead14" officeooo:paragraph-rsid="001ead14"/>
    </style:style>
    <style:style style:name="P2" style:family="paragraph" style:parent-style-name="Standard">
      <style:text-properties officeooo:rsid="001eff51" officeooo:paragraph-rsid="001eff51"/>
    </style:style>
    <style:style style:name="P3" style:family="paragraph" style:parent-style-name="Standard">
      <style:text-properties officeooo:rsid="0020d693" officeooo:paragraph-rsid="0020d693"/>
    </style:style>
    <style:style style:name="P4" style:family="paragraph" style:parent-style-name="Standard">
      <style:text-properties officeooo:rsid="00219b3e" officeooo:paragraph-rsid="00219b3e"/>
    </style:style>
    <style:style style:name="P5" style:family="paragraph" style:parent-style-name="Standard">
      <style:text-properties officeooo:rsid="00225bc2" officeooo:paragraph-rsid="00225bc2"/>
    </style:style>
    <style:style style:name="P6" style:family="paragraph" style:parent-style-name="Standard">
      <style:text-properties officeooo:rsid="0025ba07" officeooo:paragraph-rsid="0025ba07"/>
    </style:style>
    <style:style style:name="P7" style:family="paragraph" style:parent-style-name="Standard">
      <style:text-properties officeooo:rsid="0026b00a" officeooo:paragraph-rsid="0026b00a"/>
    </style:style>
    <style:style style:name="P8" style:family="paragraph" style:parent-style-name="Standard">
      <style:text-properties officeooo:rsid="002a147e" officeooo:paragraph-rsid="002a147e"/>
    </style:style>
    <style:style style:name="T1" style:family="text">
      <style:text-properties officeooo:rsid="00225bc2"/>
    </style:style>
    <style:style style:name="T2" style:family="text">
      <style:text-properties officeooo:rsid="00278c6e"/>
    </style:style>
    <style:style style:name="T3" style:family="text">
      <style:text-properties officeooo:rsid="002a14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roximationen</text:p>
      <text:p text:style-name="P1"/>
      <text:p text:style-name="P1">keine protein anreicherung außerhalb der <text:span text:style-name="T2">food vacuole</text:span> (relative gesamtkonzentration entspricht der in dv)</text:p>
      <text:p text:style-name="P1"/>
      <text:p text:style-name="P1">alle enzyme haben gleiche <text:span text:style-name="T1">maximale </text:span>konzentration (weniger freie parameter)</text:p>
      <text:p text:style-name="P1"/>
      <text:p text:style-name="P4">kontinuierliche zunahme des <text:span text:style-name="T2">food vacuole</text:span> volumens (kein big gulp wegen ungenauer zeitlicher einordnung (zw. 6 und 30hpi))</text:p>
      <text:p text:style-name="P1"/>
      <text:p text:style-name="P1">änderung des volumens der <text:span text:style-name="T2">food vacuole</text:span> entspricht der aufnahme von vesikeln aus host cell</text:p>
      <text:p text:style-name="P1">→ bringen hemoglobin stoffmenge entsprechend der konzentration in host cell ein</text:p>
      <text:p text:style-name="P1"/>
      <text:p text:style-name="P8">volumenzunahme durch vesikel ausgeglichen durch volumenverlust mit osmose</text:p>
      <text:p text:style-name="P8">→ netto volumenzunahme deutlich geringer (concentration factor 100)</text:p>
      <text:p text:style-name="P1"/>
      <text:p text:style-name="P1">konstante hemoglobin konzentration in host cell entspricht nicht infizierter erythrocyte</text:p>
      <text:p text:style-name="P1"/>
      <text:p text:style-name="P2">km / kcat werte entsprechen dem durchschnitt der werte für die modellpeptide</text:p>
      <text:p text:style-name="P2"/>
      <text:p text:style-name="P3">betrachte chloroquine sensitive (CQS) parasites (entspricht „Wildtyp“?)</text:p>
      <text:p text:style-name="P3"/>
      <text:p text:style-name="P5">keine Rückreaktionen (schneller Abbau des giftigen häm)</text:p>
      <text:p text:style-name="P5"/>
      <text:p text:style-name="P6">an jedem der plasmepsine findet nur eine spaltungsreaktion statt</text:p>
      <text:p text:style-name="P6"/>
      <text:p text:style-name="P7">plasmepsin iv ist auch an der spaltung von peptiden in der zweiten membran der small hemoglobin-containing vesicles (HSV) beteiligt →<text:span text:style-name="T2"> belegungsfaktor (dv/dt)/max(dv/dt) realistisch?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4:23:18.898057617</meta:creation-date>
    <dc:date>2018-09-06T10:17:46.751974833</dc:date>
    <meta:editing-duration>PT48M8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49" meta:character-count="1158" meta:non-whitespace-character-count="1023"/>
  </office:meta>
</office:document-meta>
</file>